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Tahoma2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4pt" officeooo:rsid="001addc1" officeooo:paragraph-rsid="001addc1" style:font-size-asian="12.25pt" style:font-size-complex="14pt"/>
    </style:style>
    <style:style style:name="P2" style:family="paragraph" style:parent-style-name="Standard">
      <style:text-properties style:font-name="Tahoma" fo:font-size="14pt" officeooo:rsid="001addc1" officeooo:paragraph-rsid="001c9847" style:font-size-asian="12.25pt" style:font-size-complex="14pt"/>
    </style:style>
    <style:style style:name="P3" style:family="paragraph" style:parent-style-name="Standard">
      <style:text-properties style:font-name="Tahoma" fo:font-size="14pt" officeooo:rsid="001addc1" officeooo:paragraph-rsid="001ff446" style:font-size-asian="12.25pt" style:font-size-complex="14pt"/>
    </style:style>
    <style:style style:name="P4" style:family="paragraph" style:parent-style-name="Standard">
      <style:text-properties style:font-name="Tahoma" fo:font-size="14pt" officeooo:rsid="001addc1" officeooo:paragraph-rsid="0020057f" style:font-size-asian="12.25pt" style:font-size-complex="14pt"/>
    </style:style>
    <style:style style:name="P5" style:family="paragraph" style:parent-style-name="Standard">
      <style:text-properties style:font-name="Tahoma" fo:font-size="14pt" officeooo:rsid="001addc1" officeooo:paragraph-rsid="002157e5" style:font-size-asian="12.25pt" style:font-size-complex="14pt"/>
    </style:style>
    <style:style style:name="P6" style:family="paragraph" style:parent-style-name="Standard">
      <style:text-properties style:font-name="Tahoma" fo:font-size="14pt" officeooo:rsid="001addc1" officeooo:paragraph-rsid="0025dfba" style:font-size-asian="12.25pt" style:font-size-complex="14pt"/>
    </style:style>
    <style:style style:name="P7" style:family="paragraph" style:parent-style-name="Standard">
      <style:text-properties style:font-name="Tahoma" fo:font-size="14pt" officeooo:rsid="001addc1" officeooo:paragraph-rsid="0033c4b7" style:font-size-asian="12.25pt" style:font-size-complex="14pt"/>
    </style:style>
    <style:style style:name="P8" style:family="paragraph" style:parent-style-name="Standard">
      <style:text-properties style:font-name="Tahoma" fo:font-size="14pt" officeooo:rsid="001b9094" officeooo:paragraph-rsid="001b9094" style:font-size-asian="12.25pt" style:font-size-complex="14pt"/>
    </style:style>
    <style:style style:name="P9" style:family="paragraph" style:parent-style-name="Standard">
      <style:text-properties style:font-name="Tahoma" fo:font-size="14pt" officeooo:rsid="001b9094" officeooo:paragraph-rsid="001c9847" style:font-size-asian="12.25pt" style:font-size-complex="14pt"/>
    </style:style>
    <style:style style:name="P10" style:family="paragraph" style:parent-style-name="Standard">
      <style:text-properties style:font-name="Tahoma" fo:font-size="14pt" officeooo:rsid="001c9847" officeooo:paragraph-rsid="001c9847" style:font-size-asian="12.25pt" style:font-size-complex="14pt"/>
    </style:style>
    <style:style style:name="P11" style:family="paragraph" style:parent-style-name="Standard">
      <style:text-properties style:font-name="Tahoma" fo:font-size="14pt" officeooo:rsid="001c9847" officeooo:paragraph-rsid="001df6c5" style:font-size-asian="12.25pt" style:font-size-complex="14pt"/>
    </style:style>
    <style:style style:name="P12" style:family="paragraph" style:parent-style-name="Standard">
      <style:text-properties style:font-name="Tahoma" fo:font-size="14pt" officeooo:rsid="001df6c5" officeooo:paragraph-rsid="001df6c5" style:font-size-asian="12.25pt" style:font-size-complex="14pt"/>
    </style:style>
    <style:style style:name="P13" style:family="paragraph" style:parent-style-name="Standard">
      <style:text-properties style:font-name="Tahoma" fo:font-size="14pt" officeooo:rsid="001ff446" officeooo:paragraph-rsid="001ff446" style:font-size-asian="12.25pt" style:font-size-complex="14pt"/>
    </style:style>
    <style:style style:name="P14" style:family="paragraph" style:parent-style-name="Standard">
      <style:text-properties style:font-name="Tahoma" fo:font-size="14pt" officeooo:rsid="0020057f" officeooo:paragraph-rsid="001ff446" style:font-size-asian="12.25pt" style:font-size-complex="14pt"/>
    </style:style>
    <style:style style:name="P15" style:family="paragraph" style:parent-style-name="Standard">
      <style:text-properties style:font-name="Tahoma" fo:font-size="14pt" officeooo:rsid="0020057f" officeooo:paragraph-rsid="0020057f" style:font-size-asian="12.25pt" style:font-size-complex="14pt"/>
    </style:style>
    <style:style style:name="P16" style:family="paragraph" style:parent-style-name="Standard">
      <style:text-properties style:font-name="Tahoma" fo:font-size="14pt" officeooo:rsid="002157e5" officeooo:paragraph-rsid="002157e5" style:font-size-asian="12.25pt" style:font-size-complex="14pt"/>
    </style:style>
    <style:style style:name="P17" style:family="paragraph" style:parent-style-name="Standard">
      <style:text-properties style:font-name="Tahoma" fo:font-size="14pt" officeooo:rsid="0023c0a9" officeooo:paragraph-rsid="002525a3" style:font-size-asian="12.25pt" style:font-size-complex="14pt"/>
    </style:style>
    <style:style style:name="P18" style:family="paragraph" style:parent-style-name="Standard">
      <style:text-properties style:font-name="Tahoma" fo:font-size="14pt" officeooo:rsid="0023dd51" officeooo:paragraph-rsid="002525a3" style:font-size-asian="12.25pt" style:font-size-complex="14pt"/>
    </style:style>
    <style:style style:name="P19" style:family="paragraph" style:parent-style-name="Standard">
      <style:text-properties style:font-name="Tahoma" fo:font-size="14pt" officeooo:rsid="002525a3" officeooo:paragraph-rsid="002525a3" style:font-size-asian="12.25pt" style:font-size-complex="14pt"/>
    </style:style>
    <style:style style:name="P20" style:family="paragraph" style:parent-style-name="Standard">
      <style:text-properties style:font-name="Tahoma" fo:font-size="14pt" officeooo:rsid="0025dfba" officeooo:paragraph-rsid="0025dfba" style:font-size-asian="12.25pt" style:font-size-complex="14pt"/>
    </style:style>
    <style:style style:name="P21" style:family="paragraph" style:parent-style-name="Standard">
      <style:text-properties style:font-name="Tahoma" fo:font-size="14pt" officeooo:rsid="0026402b" officeooo:paragraph-rsid="0026402b" style:font-size-asian="12.25pt" style:font-size-complex="14pt"/>
    </style:style>
    <style:style style:name="P22" style:family="paragraph" style:parent-style-name="Standard">
      <style:text-properties style:font-name="Tahoma" fo:font-size="14pt" officeooo:rsid="0026ad31" officeooo:paragraph-rsid="0026ad31" style:font-size-asian="12.25pt" style:font-size-complex="14pt"/>
    </style:style>
    <style:style style:name="P23" style:family="paragraph" style:parent-style-name="Standard">
      <style:text-properties style:font-name="Tahoma" fo:font-size="14pt" officeooo:rsid="00276777" officeooo:paragraph-rsid="00276777" style:font-size-asian="12.25pt" style:font-size-complex="14pt"/>
    </style:style>
    <style:style style:name="P24" style:family="paragraph" style:parent-style-name="Standard">
      <style:text-properties style:font-name="Tahoma" fo:font-size="14pt" officeooo:rsid="0028a25d" officeooo:paragraph-rsid="002c832e" style:font-size-asian="12.25pt" style:font-size-complex="14pt"/>
    </style:style>
    <style:style style:name="P25" style:family="paragraph" style:parent-style-name="Standard">
      <style:text-properties style:font-name="Tahoma" fo:font-size="14pt" officeooo:rsid="002aa08a" officeooo:paragraph-rsid="002c832e" style:font-size-asian="12.25pt" style:font-size-complex="14pt"/>
    </style:style>
    <style:style style:name="P26" style:family="paragraph" style:parent-style-name="Standard">
      <style:text-properties style:font-name="Tahoma" fo:font-size="14pt" officeooo:rsid="002e322d" officeooo:paragraph-rsid="002e322d" style:font-size-asian="12.25pt" style:font-size-complex="14pt"/>
    </style:style>
    <style:style style:name="P27" style:family="paragraph" style:parent-style-name="Standard">
      <style:text-properties style:font-name="Tahoma" fo:font-size="14pt" officeooo:rsid="002e3b73" officeooo:paragraph-rsid="002e3b73" style:font-size-asian="12.25pt" style:font-size-complex="14pt"/>
    </style:style>
    <style:style style:name="P28" style:family="paragraph" style:parent-style-name="Standard">
      <style:text-properties style:font-name="Tahoma" fo:font-size="14pt" officeooo:rsid="002f9876" officeooo:paragraph-rsid="002f9876" style:font-size-asian="12.25pt" style:font-size-complex="14pt"/>
    </style:style>
    <style:style style:name="P29" style:family="paragraph" style:parent-style-name="Standard">
      <style:text-properties style:font-name="Tahoma" fo:font-size="14pt" officeooo:rsid="0030fb7b" officeooo:paragraph-rsid="0030fb7b" style:font-size-asian="12.25pt" style:font-size-complex="14pt"/>
    </style:style>
    <style:style style:name="P30" style:family="paragraph" style:parent-style-name="Standard">
      <style:text-properties style:font-name="Tahoma" fo:font-size="14pt" officeooo:rsid="00344cfa" officeooo:paragraph-rsid="00344cfa" style:font-size-asian="12.25pt" style:font-size-complex="14pt"/>
    </style:style>
    <style:style style:name="P31" style:family="paragraph" style:parent-style-name="Standard">
      <style:text-properties style:font-name="Tahoma" fo:font-size="14pt" officeooo:rsid="00344cfa" officeooo:paragraph-rsid="0039088c" style:font-size-asian="12.25pt" style:font-size-complex="14pt"/>
    </style:style>
    <style:style style:name="P32" style:family="paragraph" style:parent-style-name="Standard">
      <style:text-properties style:font-name="Tahoma" fo:font-size="14pt" officeooo:rsid="0035d2aa" officeooo:paragraph-rsid="0039088c" style:font-size-asian="12.25pt" style:font-size-complex="14pt"/>
    </style:style>
    <style:style style:name="P33" style:family="paragraph" style:parent-style-name="Standard">
      <style:text-properties style:font-name="Tahoma" fo:font-size="14pt" officeooo:rsid="00376404" officeooo:paragraph-rsid="0039088c" style:font-size-asian="12.25pt" style:font-size-complex="14pt"/>
    </style:style>
    <style:style style:name="P34" style:family="paragraph" style:parent-style-name="Standard">
      <style:text-properties style:font-name="Tahoma" fo:font-size="14pt" officeooo:rsid="0039b314" officeooo:paragraph-rsid="0039b314" style:font-size-asian="12.25pt" style:font-size-complex="14pt"/>
    </style:style>
    <style:style style:name="P35" style:family="paragraph" style:parent-style-name="Standard">
      <style:text-properties style:font-name="Tahoma" fo:font-size="14pt" officeooo:rsid="003ac0de" officeooo:paragraph-rsid="003ac0de" style:font-size-asian="12.25pt" style:font-size-complex="14pt"/>
    </style:style>
    <style:style style:name="P36" style:family="paragraph" style:parent-style-name="Standard">
      <style:text-properties style:font-name="Tahoma" fo:font-size="14pt" officeooo:rsid="003c2e76" officeooo:paragraph-rsid="003c2e76" style:font-size-asian="12.25pt" style:font-size-complex="14pt"/>
    </style:style>
    <style:style style:name="P37" style:family="paragraph" style:parent-style-name="Standard">
      <style:text-properties style:font-name="Tahoma" fo:font-size="14pt" officeooo:rsid="003c2e76" officeooo:paragraph-rsid="003d746a" style:font-size-asian="12.25pt" style:font-size-complex="14pt"/>
    </style:style>
    <style:style style:name="P38" style:family="paragraph" style:parent-style-name="Standard">
      <style:text-properties style:font-name="Tahoma" fo:font-size="14pt" officeooo:rsid="003c2e76" officeooo:paragraph-rsid="003e61b1" style:font-size-asian="12.25pt" style:font-size-complex="14pt"/>
    </style:style>
    <style:style style:name="P39" style:family="paragraph" style:parent-style-name="Standard">
      <style:text-properties style:font-name="Tahoma" fo:font-size="14pt" officeooo:rsid="003c2e76" officeooo:paragraph-rsid="0043e2d2" style:font-size-asian="12.25pt" style:font-size-complex="14pt"/>
    </style:style>
    <style:style style:name="P40" style:family="paragraph" style:parent-style-name="Standard">
      <style:text-properties style:font-name="Tahoma" fo:font-size="14pt" officeooo:rsid="003c2e76" officeooo:paragraph-rsid="00445003" style:font-size-asian="12.25pt" style:font-size-complex="14pt"/>
    </style:style>
    <style:style style:name="P41" style:family="paragraph" style:parent-style-name="Standard">
      <style:text-properties style:font-name="Tahoma" fo:font-size="14pt" officeooo:rsid="003c2e76" officeooo:paragraph-rsid="004a8aaa" style:font-size-asian="12.25pt" style:font-size-complex="14pt"/>
    </style:style>
    <style:style style:name="P42" style:family="paragraph" style:parent-style-name="Standard">
      <style:text-properties style:font-name="Tahoma" fo:font-size="14pt" officeooo:rsid="003c2e76" officeooo:paragraph-rsid="004c1e6a" style:font-size-asian="12.25pt" style:font-size-complex="14pt"/>
    </style:style>
    <style:style style:name="P43" style:family="paragraph" style:parent-style-name="Standard">
      <style:text-properties style:font-name="Tahoma" fo:font-size="14pt" officeooo:rsid="003c2e76" officeooo:paragraph-rsid="004f506c" style:font-size-asian="12.25pt" style:font-size-complex="14pt"/>
    </style:style>
    <style:style style:name="P44" style:family="paragraph" style:parent-style-name="Standard">
      <style:text-properties style:font-name="Tahoma" fo:font-size="14pt" officeooo:rsid="003d746a" officeooo:paragraph-rsid="003d746a" style:font-size-asian="12.25pt" style:font-size-complex="14pt"/>
    </style:style>
    <style:style style:name="P45" style:family="paragraph" style:parent-style-name="Standard">
      <style:text-properties style:font-name="Tahoma" fo:font-size="14pt" officeooo:rsid="003d7ec7" officeooo:paragraph-rsid="003d7ec7" style:font-size-asian="12.25pt" style:font-size-complex="14pt"/>
    </style:style>
    <style:style style:name="P46" style:family="paragraph" style:parent-style-name="Standard">
      <style:text-properties style:font-name="Tahoma" fo:font-size="14pt" officeooo:rsid="003e61b1" officeooo:paragraph-rsid="003e61b1" style:font-size-asian="12.25pt" style:font-size-complex="14pt"/>
    </style:style>
    <style:style style:name="P47" style:family="paragraph" style:parent-style-name="Standard">
      <style:text-properties style:font-name="Tahoma" fo:font-size="14pt" officeooo:rsid="003e9f80" officeooo:paragraph-rsid="00479d4b" style:font-size-asian="12.25pt" style:font-size-complex="14pt"/>
    </style:style>
    <style:style style:name="P48" style:family="paragraph" style:parent-style-name="Standard">
      <style:text-properties style:font-name="Tahoma" fo:font-size="14pt" officeooo:rsid="00401efe" officeooo:paragraph-rsid="004373fc" style:font-size-asian="12.25pt" style:font-size-complex="14pt"/>
    </style:style>
    <style:style style:name="P49" style:family="paragraph" style:parent-style-name="Standard">
      <style:text-properties style:font-name="Tahoma" fo:font-size="14pt" officeooo:rsid="004373fc" officeooo:paragraph-rsid="00445003" style:font-size-asian="12.25pt" style:font-size-complex="14pt"/>
    </style:style>
    <style:style style:name="P50" style:family="paragraph" style:parent-style-name="Standard">
      <style:text-properties style:font-name="Tahoma" fo:font-size="14pt" officeooo:rsid="00445003" officeooo:paragraph-rsid="00445003" style:font-size-asian="12.25pt" style:font-size-complex="14pt"/>
    </style:style>
    <style:style style:name="P51" style:family="paragraph" style:parent-style-name="Standard">
      <style:text-properties style:font-name="Tahoma" fo:font-size="14pt" officeooo:rsid="00462250" officeooo:paragraph-rsid="00479d4b" style:font-size-asian="12.25pt" style:font-size-complex="14pt"/>
    </style:style>
    <style:style style:name="P52" style:family="paragraph" style:parent-style-name="Standard">
      <style:text-properties style:font-name="Tahoma" fo:font-size="14pt" officeooo:rsid="00479d4b" officeooo:paragraph-rsid="00479d4b" style:font-size-asian="12.25pt" style:font-size-complex="14pt"/>
    </style:style>
    <style:style style:name="P53" style:family="paragraph" style:parent-style-name="Standard">
      <style:text-properties style:font-name="Tahoma" fo:font-size="14pt" officeooo:rsid="004901ad" officeooo:paragraph-rsid="004901ad" style:font-size-asian="12.25pt" style:font-size-complex="14pt"/>
    </style:style>
    <style:style style:name="P54" style:family="paragraph" style:parent-style-name="Standard">
      <style:text-properties style:font-name="Tahoma" fo:font-size="14pt" officeooo:rsid="004b4737" officeooo:paragraph-rsid="004e376f" style:font-size-asian="12.25pt" style:font-size-complex="14pt"/>
    </style:style>
    <style:style style:name="P55" style:family="paragraph" style:parent-style-name="Standard">
      <style:text-properties style:font-name="Tahoma" fo:font-size="14pt" officeooo:rsid="004d432b" officeooo:paragraph-rsid="004e376f" style:font-size-asian="12.25pt" style:font-size-complex="14pt"/>
    </style:style>
    <style:style style:name="P56" style:family="paragraph" style:parent-style-name="Standard">
      <style:text-properties style:font-name="Tahoma" fo:font-size="14pt" officeooo:rsid="004e376f" officeooo:paragraph-rsid="004e376f" style:font-size-asian="12.25pt" style:font-size-complex="14pt"/>
    </style:style>
    <style:style style:name="P57" style:family="paragraph" style:parent-style-name="Standard">
      <style:text-properties style:font-name="Tahoma" fo:font-size="14pt" officeooo:rsid="004f506c" officeooo:paragraph-rsid="004f506c" style:font-size-asian="12.25pt" style:font-size-complex="14pt"/>
    </style:style>
    <style:style style:name="P58" style:family="paragraph" style:parent-style-name="Standard">
      <style:text-properties officeooo:paragraph-rsid="002f2c2f"/>
    </style:style>
    <style:style style:name="P59" style:family="paragraph" style:parent-style-name="Standard">
      <style:text-properties fo:font-variant="normal" fo:text-transform="none" fo:color="#010200" style:font-name="Tahoma" fo:font-size="14pt" fo:letter-spacing="normal" fo:font-style="normal" officeooo:rsid="0023c0a9" officeooo:paragraph-rsid="0023c0a9" style:font-size-asian="14pt" style:font-size-complex="14pt"/>
    </style:style>
    <style:style style:name="P60" style:family="paragraph" style:parent-style-name="Standard">
      <style:text-properties fo:font-variant="normal" fo:text-transform="none" fo:color="#010200" style:font-name="Tahoma" fo:font-size="14pt" fo:letter-spacing="normal" fo:font-style="normal" officeooo:rsid="001b9094" officeooo:paragraph-rsid="0023c0a9" style:font-size-asian="14pt" style:font-size-complex="14pt"/>
    </style:style>
    <style:style style:name="P61" style:family="paragraph" style:parent-style-name="Standard">
      <style:text-properties fo:font-variant="normal" fo:text-transform="none" fo:color="#010200" style:font-name="Tahoma" fo:font-size="14pt" fo:letter-spacing="normal" fo:font-style="normal" officeooo:rsid="001b9094" officeooo:paragraph-rsid="0025dfba" style:font-size-asian="14pt" style:font-size-complex="14pt"/>
    </style:style>
    <style:style style:name="P62" style:family="paragraph" style:parent-style-name="Standard">
      <style:text-properties fo:font-variant="normal" fo:text-transform="none" fo:color="#010200" style:font-name="Tahoma" fo:font-size="14pt" fo:letter-spacing="normal" fo:font-style="normal" officeooo:rsid="001b9094" officeooo:paragraph-rsid="0026402b" style:font-size-asian="14pt" style:font-size-complex="14pt"/>
    </style:style>
    <style:style style:name="P63" style:family="paragraph" style:parent-style-name="Standard">
      <style:text-properties fo:font-variant="normal" fo:text-transform="none" fo:color="#010200" style:font-name="Tahoma" fo:font-size="14pt" fo:letter-spacing="normal" fo:font-style="normal" officeooo:rsid="001b9094" officeooo:paragraph-rsid="00276777" style:font-size-asian="14pt" style:font-size-complex="14pt"/>
    </style:style>
    <style:style style:name="P64" style:family="paragraph" style:parent-style-name="Standard">
      <style:text-properties fo:font-variant="normal" fo:text-transform="none" fo:color="#010200" style:font-name="Tahoma" fo:font-size="14pt" fo:letter-spacing="normal" fo:font-style="normal" officeooo:rsid="0023dd51" officeooo:paragraph-rsid="0023dd51" style:font-size-asian="14pt" style:font-size-complex="14pt"/>
    </style:style>
    <style:style style:name="P65" style:family="paragraph" style:parent-style-name="Standard">
      <style:text-properties fo:font-variant="normal" fo:text-transform="none" fo:color="#010200" style:font-name="Tahoma" fo:font-size="14pt" fo:letter-spacing="normal" fo:font-style="normal" officeooo:rsid="001addc1" officeooo:paragraph-rsid="0023dd51" style:font-size-asian="14pt" style:font-size-complex="14pt"/>
    </style:style>
    <style:style style:name="P66" style:family="paragraph" style:parent-style-name="Standard">
      <style:text-properties fo:font-variant="normal" fo:text-transform="none" fo:color="#010200" style:font-name="Tahoma" fo:font-size="14pt" fo:letter-spacing="normal" fo:font-style="normal" officeooo:rsid="001addc1" officeooo:paragraph-rsid="0026ad31" style:font-size-asian="14pt" style:font-size-complex="14pt"/>
    </style:style>
    <style:style style:name="P67" style:family="paragraph" style:parent-style-name="Standard">
      <style:text-properties fo:font-variant="normal" fo:text-transform="none" fo:color="#010200" style:font-name="Tahoma" fo:font-size="14pt" fo:letter-spacing="normal" fo:font-style="normal" officeooo:rsid="001addc1" officeooo:paragraph-rsid="00276777" style:font-size-asian="14pt" style:font-size-complex="14pt"/>
    </style:style>
    <style:style style:name="P68" style:family="paragraph" style:parent-style-name="Standard">
      <style:text-properties fo:font-variant="normal" fo:text-transform="none" fo:color="#010200" style:font-name="Tahoma" fo:font-size="14pt" fo:letter-spacing="normal" fo:font-style="normal" officeooo:rsid="001addc1" officeooo:paragraph-rsid="0028a25d" style:font-size-asian="14pt" style:font-size-complex="14pt"/>
    </style:style>
    <style:style style:name="P69" style:family="paragraph" style:parent-style-name="Standard">
      <style:text-properties fo:font-variant="normal" fo:text-transform="none" fo:color="#010200" style:font-name="Tahoma" fo:font-size="14pt" fo:letter-spacing="normal" fo:font-style="normal" officeooo:rsid="001addc1" officeooo:paragraph-rsid="002b5813" style:font-size-asian="14pt" style:font-size-complex="14pt"/>
    </style:style>
    <style:style style:name="P70" style:family="paragraph" style:parent-style-name="Standard">
      <style:text-properties fo:font-variant="normal" fo:text-transform="none" fo:color="#010200" style:font-name="Tahoma" fo:font-size="14pt" fo:letter-spacing="normal" fo:font-style="normal" officeooo:rsid="001addc1" officeooo:paragraph-rsid="002e322d" style:font-size-asian="14pt" style:font-size-complex="14pt"/>
    </style:style>
    <style:style style:name="P71" style:family="paragraph" style:parent-style-name="Standard">
      <style:text-properties fo:font-variant="normal" fo:text-transform="none" fo:color="#010200" style:font-name="Tahoma" fo:font-size="14pt" fo:letter-spacing="normal" fo:font-style="normal" officeooo:rsid="001addc1" officeooo:paragraph-rsid="002f2c2f" style:font-size-asian="14pt" style:font-size-complex="14pt"/>
    </style:style>
    <style:style style:name="P72" style:family="paragraph" style:parent-style-name="Standard">
      <style:text-properties fo:font-variant="normal" fo:text-transform="none" fo:color="#010200" style:font-name="Tahoma" fo:font-size="14pt" fo:letter-spacing="normal" fo:font-style="normal" officeooo:rsid="0021efef" officeooo:paragraph-rsid="0021efef" style:font-size-asian="14pt" style:font-size-complex="14pt"/>
    </style:style>
    <style:style style:name="P73" style:family="paragraph" style:parent-style-name="Standard">
      <style:text-properties fo:font-variant="normal" fo:text-transform="none" fo:color="#010200" style:font-name="Tahoma" fo:font-size="14pt" fo:letter-spacing="normal" fo:font-style="normal" officeooo:rsid="0026402b" officeooo:paragraph-rsid="0026402b" style:font-size-asian="14pt" style:font-size-complex="14pt"/>
    </style:style>
    <style:style style:name="P74" style:family="paragraph" style:parent-style-name="Standard">
      <style:text-properties fo:font-variant="normal" fo:text-transform="none" fo:color="#010200" style:font-name="Tahoma" fo:font-size="14pt" fo:letter-spacing="normal" fo:font-style="normal" officeooo:rsid="00276777" officeooo:paragraph-rsid="00276777" style:font-size-asian="14pt" style:font-size-complex="14pt"/>
    </style:style>
    <style:style style:name="P75" style:family="paragraph" style:parent-style-name="Standard">
      <style:text-properties fo:font-variant="normal" fo:text-transform="none" fo:color="#010200" style:font-name="Tahoma" fo:font-size="14pt" fo:letter-spacing="normal" fo:font-style="normal" officeooo:rsid="0028a25d" officeooo:paragraph-rsid="0028a25d" style:font-size-asian="14pt" style:font-size-complex="14pt"/>
    </style:style>
    <style:style style:name="P76" style:family="paragraph" style:parent-style-name="Standard">
      <style:text-properties fo:font-variant="normal" fo:text-transform="none" fo:color="#010200" style:font-name="Tahoma" fo:font-size="14pt" fo:letter-spacing="normal" fo:font-style="normal" officeooo:rsid="002aa08a" officeooo:paragraph-rsid="002aa08a" style:font-size-asian="14pt" style:font-size-complex="14pt"/>
    </style:style>
    <style:style style:name="P77" style:family="paragraph" style:parent-style-name="Standard">
      <style:text-properties fo:font-variant="normal" fo:text-transform="none" fo:color="#010200" style:font-name="Tahoma" fo:font-size="14pt" fo:letter-spacing="normal" fo:font-style="normal" officeooo:rsid="002e322d" officeooo:paragraph-rsid="002e322d" style:font-size-asian="14pt" style:font-size-complex="14pt"/>
    </style:style>
    <style:style style:name="P78" style:family="paragraph" style:parent-style-name="Standard">
      <style:text-properties fo:font-variant="normal" fo:text-transform="none" fo:color="#010200" style:font-name="Tahoma" fo:font-size="14pt" fo:letter-spacing="normal" fo:font-style="normal" officeooo:rsid="001addc1" officeooo:paragraph-rsid="0026ad31" style:font-size-asian="12.25pt" style:font-size-complex="14pt"/>
    </style:style>
    <style:style style:name="P79" style:family="paragraph" style:parent-style-name="Standard">
      <style:text-properties fo:font-variant="normal" fo:text-transform="none" fo:color="#010200" style:font-name="Tahoma" fo:font-size="14pt" fo:letter-spacing="normal" fo:font-style="normal" officeooo:rsid="001addc1" officeooo:paragraph-rsid="00276777" style:font-size-asian="12.25pt" style:font-size-complex="14pt"/>
    </style:style>
    <style:style style:name="P80" style:family="paragraph" style:parent-style-name="Standard">
      <style:text-properties fo:font-variant="normal" fo:text-transform="none" fo:color="#010200" style:font-name="Tahoma" fo:font-size="14pt" fo:letter-spacing="normal" fo:font-style="normal" officeooo:rsid="0026ad31" officeooo:paragraph-rsid="0026ad31" style:font-size-asian="12.25pt" style:font-size-complex="14pt"/>
    </style:style>
    <style:style style:name="P81" style:family="paragraph" style:parent-style-name="Standard">
      <style:text-properties fo:font-variant="normal" fo:text-transform="none" fo:color="#010200" style:font-name="Tahoma" fo:font-size="14pt" fo:letter-spacing="normal" fo:font-style="normal" officeooo:rsid="00276777" officeooo:paragraph-rsid="00276777" style:font-size-asian="12.25pt" style:font-size-complex="14pt"/>
    </style:style>
    <style:style style:name="P82" style:family="paragraph" style:parent-style-name="Standard">
      <style:text-properties fo:font-variant="normal" fo:text-transform="none" fo:color="#010200" style:font-name="Tahoma" fo:font-size="14pt" fo:letter-spacing="normal" fo:font-style="normal" officeooo:rsid="0028a25d" officeooo:paragraph-rsid="0028a25d" style:font-size-asian="12.25pt" style:font-size-complex="14pt"/>
    </style:style>
    <style:style style:name="P83" style:family="paragraph" style:parent-style-name="Standard">
      <style:text-properties fo:font-variant="normal" fo:text-transform="none" fo:color="#010200" style:font-name="Tahoma" fo:font-size="14pt" fo:letter-spacing="normal" fo:font-style="normal" officeooo:rsid="002f2c2f" officeooo:paragraph-rsid="002e3b73" style:font-size-asian="12.25pt" style:font-size-complex="14pt"/>
    </style:style>
    <style:style style:name="P84" style:family="paragraph" style:parent-style-name="Standard">
      <style:text-properties fo:font-variant="normal" fo:text-transform="none" fo:color="#010200" style:font-name="Tahoma" fo:font-size="14pt" fo:letter-spacing="normal" fo:font-style="normal" officeooo:rsid="002f2c2f" officeooo:paragraph-rsid="002f2c2f" style:font-size-asian="12.25pt" style:font-size-complex="14pt"/>
    </style:style>
    <style:style style:name="P85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1addc1" officeooo:paragraph-rsid="002f2c2f" style:font-size-asian="14pt" style:font-weight-asian="normal" style:font-size-complex="14pt" style:font-weight-complex="normal"/>
    </style:style>
    <style:style style:name="P86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1addc1" officeooo:paragraph-rsid="0033c4b7" style:font-size-asian="14pt" style:font-weight-asian="normal" style:font-size-complex="14pt" style:font-weight-complex="normal"/>
    </style:style>
    <style:style style:name="P87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1addc1" officeooo:paragraph-rsid="002f9876" style:font-size-asian="14pt" style:font-weight-asian="normal" style:font-size-complex="14pt" style:font-weight-complex="normal"/>
    </style:style>
    <style:style style:name="P88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1addc1" officeooo:paragraph-rsid="0039088c" style:font-size-asian="14pt" style:font-weight-asian="normal" style:font-size-complex="14pt" style:font-weight-complex="normal"/>
    </style:style>
    <style:style style:name="P89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1addc1" officeooo:paragraph-rsid="003ac0de" style:font-size-asian="14pt" style:font-weight-asian="normal" style:font-size-complex="14pt" style:font-weight-complex="normal"/>
    </style:style>
    <style:style style:name="P90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1addc1" officeooo:paragraph-rsid="003d7ec7" style:font-size-asian="14pt" style:font-weight-asian="normal" style:font-size-complex="14pt" style:font-weight-complex="normal"/>
    </style:style>
    <style:style style:name="P91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1addc1" officeooo:paragraph-rsid="003e61b1" style:font-size-asian="14pt" style:font-weight-asian="normal" style:font-size-complex="14pt" style:font-weight-complex="normal"/>
    </style:style>
    <style:style style:name="P92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1addc1" officeooo:paragraph-rsid="003e9f80" style:font-size-asian="14pt" style:font-weight-asian="normal" style:font-size-complex="14pt" style:font-weight-complex="normal"/>
    </style:style>
    <style:style style:name="P93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1addc1" officeooo:paragraph-rsid="00401efe" style:font-size-asian="14pt" style:font-weight-asian="normal" style:font-size-complex="14pt" style:font-weight-complex="normal"/>
    </style:style>
    <style:style style:name="P94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1addc1" officeooo:paragraph-rsid="0046a1a5" style:font-size-asian="14pt" style:font-weight-asian="normal" style:font-size-complex="14pt" style:font-weight-complex="normal"/>
    </style:style>
    <style:style style:name="P95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1addc1" officeooo:paragraph-rsid="00479d4b" style:font-size-asian="14pt" style:font-weight-asian="normal" style:font-size-complex="14pt" style:font-weight-complex="normal"/>
    </style:style>
    <style:style style:name="P96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1addc1" officeooo:paragraph-rsid="004e376f" style:font-size-asian="14pt" style:font-weight-asian="normal" style:font-size-complex="14pt" style:font-weight-complex="normal"/>
    </style:style>
    <style:style style:name="P97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1addc1" officeooo:paragraph-rsid="004e91ca" style:font-size-asian="14pt" style:font-weight-asian="normal" style:font-size-complex="14pt" style:font-weight-complex="normal"/>
    </style:style>
    <style:style style:name="P98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2f9876" officeooo:paragraph-rsid="002f9876" style:font-size-asian="14pt" style:font-weight-asian="normal" style:font-size-complex="14pt" style:font-weight-complex="normal"/>
    </style:style>
    <style:style style:name="P99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30fb7b" officeooo:paragraph-rsid="0030fb7b" style:font-size-asian="14pt" style:font-weight-asian="normal" style:font-size-complex="14pt" style:font-weight-complex="normal"/>
    </style:style>
    <style:style style:name="P100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1b9094" officeooo:paragraph-rsid="0030fb7b" style:font-size-asian="14pt" style:font-weight-asian="normal" style:font-size-complex="14pt" style:font-weight-complex="normal"/>
    </style:style>
    <style:style style:name="P101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1b9094" officeooo:paragraph-rsid="0035d2aa" style:font-size-asian="14pt" style:font-weight-asian="normal" style:font-size-complex="14pt" style:font-weight-complex="normal"/>
    </style:style>
    <style:style style:name="P102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1b9094" officeooo:paragraph-rsid="0039b314" style:font-size-asian="14pt" style:font-weight-asian="normal" style:font-size-complex="14pt" style:font-weight-complex="normal"/>
    </style:style>
    <style:style style:name="P103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344cfa" officeooo:paragraph-rsid="00344cfa" style:font-size-asian="14pt" style:font-weight-asian="normal" style:font-size-complex="14pt" style:font-weight-complex="normal"/>
    </style:style>
    <style:style style:name="P104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3484fb" officeooo:paragraph-rsid="003484fb" style:font-size-asian="14pt" style:font-weight-asian="normal" style:font-size-complex="14pt" style:font-weight-complex="normal"/>
    </style:style>
    <style:style style:name="P105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35d2aa" officeooo:paragraph-rsid="0035d2aa" style:font-size-asian="14pt" style:font-weight-asian="normal" style:font-size-complex="14pt" style:font-weight-complex="normal"/>
    </style:style>
    <style:style style:name="P106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39088c" officeooo:paragraph-rsid="00376404" style:font-size-asian="14pt" style:font-weight-asian="normal" style:font-size-complex="14pt" style:font-weight-complex="normal"/>
    </style:style>
    <style:style style:name="P107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39088c" officeooo:paragraph-rsid="0039088c" style:font-size-asian="14pt" style:font-weight-asian="normal" style:font-size-complex="14pt" style:font-weight-complex="normal"/>
    </style:style>
    <style:style style:name="P108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3c2e76" officeooo:paragraph-rsid="003c2e76" style:font-size-asian="14pt" style:font-weight-asian="normal" style:font-size-complex="14pt" style:font-weight-complex="normal"/>
    </style:style>
    <style:style style:name="P109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3c2e76" officeooo:paragraph-rsid="003d746a" style:font-size-asian="14pt" style:font-weight-asian="normal" style:font-size-complex="14pt" style:font-weight-complex="normal"/>
    </style:style>
    <style:style style:name="P110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3c2e76" officeooo:paragraph-rsid="003e61b1" style:font-size-asian="14pt" style:font-weight-asian="normal" style:font-size-complex="14pt" style:font-weight-complex="normal"/>
    </style:style>
    <style:style style:name="P111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3d746a" officeooo:paragraph-rsid="003d746a" style:font-size-asian="14pt" style:font-weight-asian="normal" style:font-size-complex="14pt" style:font-weight-complex="normal"/>
    </style:style>
    <style:style style:name="P112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3d7ec7" officeooo:paragraph-rsid="003d7ec7" style:font-size-asian="14pt" style:font-weight-asian="normal" style:font-size-complex="14pt" style:font-weight-complex="normal"/>
    </style:style>
    <style:style style:name="P113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3e9f80" officeooo:paragraph-rsid="003e9f80" style:font-size-asian="14pt" style:font-weight-asian="normal" style:font-size-complex="14pt" style:font-weight-complex="normal"/>
    </style:style>
    <style:style style:name="P114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4373fc" officeooo:paragraph-rsid="004373fc" style:font-size-asian="14pt" style:font-weight-asian="normal" style:font-size-complex="14pt" style:font-weight-complex="normal"/>
    </style:style>
    <style:style style:name="P115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4373fc" officeooo:paragraph-rsid="0043e2d2" style:font-size-asian="14pt" style:font-weight-asian="normal" style:font-size-complex="14pt" style:font-weight-complex="normal"/>
    </style:style>
    <style:style style:name="P116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4373fc" officeooo:paragraph-rsid="004a8aaa" style:font-size-asian="14pt" style:font-weight-asian="normal" style:font-size-complex="14pt" style:font-weight-complex="normal"/>
    </style:style>
    <style:style style:name="P117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4373fc" officeooo:paragraph-rsid="004c1e6a" style:font-size-asian="14pt" style:font-weight-asian="normal" style:font-size-complex="14pt" style:font-weight-complex="normal"/>
    </style:style>
    <style:style style:name="P118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4373fc" officeooo:paragraph-rsid="004f506c" style:font-size-asian="14pt" style:font-weight-asian="normal" style:font-size-complex="14pt" style:font-weight-complex="normal"/>
    </style:style>
    <style:style style:name="P119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445003" officeooo:paragraph-rsid="00445003" style:font-size-asian="14pt" style:font-weight-asian="normal" style:font-size-complex="14pt" style:font-weight-complex="normal"/>
    </style:style>
    <style:style style:name="P120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462250" officeooo:paragraph-rsid="00462250" style:font-size-asian="14pt" style:font-weight-asian="normal" style:font-size-complex="14pt" style:font-weight-complex="normal"/>
    </style:style>
    <style:style style:name="P121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4c1e6a" officeooo:paragraph-rsid="004b4737" style:font-size-asian="14pt" style:font-weight-asian="normal" style:font-size-complex="14pt" style:font-weight-complex="normal"/>
    </style:style>
    <style:style style:name="P122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4c1e6a" officeooo:paragraph-rsid="004c1e6a" style:font-size-asian="14pt" style:font-weight-asian="normal" style:font-size-complex="14pt" style:font-weight-complex="normal"/>
    </style:style>
    <style:style style:name="P123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4e376f" officeooo:paragraph-rsid="004e376f" style:font-size-asian="14pt" style:font-weight-asian="normal" style:font-size-complex="14pt" style:font-weight-complex="normal"/>
    </style:style>
    <style:style style:name="P124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1addc1" officeooo:paragraph-rsid="0033c4b7" style:font-size-asian="12.25pt" style:font-weight-asian="normal" style:font-size-complex="14pt" style:font-weight-complex="normal"/>
    </style:style>
    <style:style style:name="P125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1addc1" officeooo:paragraph-rsid="0039b314" style:font-size-asian="12.25pt" style:font-weight-asian="normal" style:font-size-complex="14pt" style:font-weight-complex="normal"/>
    </style:style>
    <style:style style:name="P126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1addc1" officeooo:paragraph-rsid="003ac0de" style:font-size-asian="12.25pt" style:font-weight-asian="normal" style:font-size-complex="14pt" style:font-weight-complex="normal"/>
    </style:style>
    <style:style style:name="P127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1addc1" officeooo:paragraph-rsid="003e61b1" style:font-size-asian="12.25pt" style:font-weight-asian="normal" style:font-size-complex="14pt" style:font-weight-complex="normal"/>
    </style:style>
    <style:style style:name="P128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1addc1" officeooo:paragraph-rsid="00479d4b" style:font-size-asian="12.25pt" style:font-weight-asian="normal" style:font-size-complex="14pt" style:font-weight-complex="normal"/>
    </style:style>
    <style:style style:name="P129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1addc1" officeooo:paragraph-rsid="004e376f" style:font-size-asian="12.25pt" style:font-weight-asian="normal" style:font-size-complex="14pt" style:font-weight-complex="normal"/>
    </style:style>
    <style:style style:name="P130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1addc1" officeooo:paragraph-rsid="004f506c" style:font-size-asian="12.25pt" style:font-weight-asian="normal" style:font-size-complex="14pt" style:font-weight-complex="normal"/>
    </style:style>
    <style:style style:name="P131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33c4b7" officeooo:paragraph-rsid="0033c4b7" style:font-size-asian="12.25pt" style:font-weight-asian="normal" style:font-size-complex="14pt" style:font-weight-complex="normal"/>
    </style:style>
    <style:style style:name="P132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39b314" officeooo:paragraph-rsid="0039b314" style:font-size-asian="12.25pt" style:font-weight-asian="normal" style:font-size-complex="14pt" style:font-weight-complex="normal"/>
    </style:style>
    <style:style style:name="P133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3ac0de" officeooo:paragraph-rsid="003ac0de" style:font-size-asian="12.25pt" style:font-weight-asian="normal" style:font-size-complex="14pt" style:font-weight-complex="normal"/>
    </style:style>
    <style:style style:name="P134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3c2e76" officeooo:paragraph-rsid="003c2e76" style:font-size-asian="12.25pt" style:font-weight-asian="normal" style:font-size-complex="14pt" style:font-weight-complex="normal"/>
    </style:style>
    <style:style style:name="P135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3e61b1" officeooo:paragraph-rsid="003e61b1" style:font-size-asian="12.25pt" style:font-weight-asian="normal" style:font-size-complex="14pt" style:font-weight-complex="normal"/>
    </style:style>
    <style:style style:name="P136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401efe" officeooo:paragraph-rsid="00401efe" style:font-size-asian="12.25pt" style:font-weight-asian="normal" style:font-size-complex="14pt" style:font-weight-complex="normal"/>
    </style:style>
    <style:style style:name="P137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479d4b" officeooo:paragraph-rsid="00479d4b" style:font-size-asian="12.25pt" style:font-weight-asian="normal" style:font-size-complex="14pt" style:font-weight-complex="normal"/>
    </style:style>
    <style:style style:name="P138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4901ad" officeooo:paragraph-rsid="004901ad" style:font-size-asian="12.25pt" style:font-weight-asian="normal" style:font-size-complex="14pt" style:font-weight-complex="normal"/>
    </style:style>
    <style:style style:name="P139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4a8aaa" officeooo:paragraph-rsid="004a8aaa" style:font-size-asian="12.25pt" style:font-weight-asian="normal" style:font-size-complex="14pt" style:font-weight-complex="normal"/>
    </style:style>
    <style:style style:name="P140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4e91ca" officeooo:paragraph-rsid="004e91ca" style:font-size-asian="12.25pt" style:font-weight-asian="normal" style:font-size-complex="14pt" style:font-weight-complex="normal"/>
    </style:style>
    <style:style style:name="P141" style:family="paragraph" style:parent-style-name="Standard">
      <style:text-properties fo:font-variant="normal" fo:text-transform="none" fo:color="#010200" style:font-name="Tahoma" fo:font-size="14pt" fo:letter-spacing="normal" fo:font-style="normal" fo:font-weight="normal" officeooo:rsid="004f506c" officeooo:paragraph-rsid="004f506c" style:font-size-asian="12.25pt" style:font-weight-asian="normal" style:font-size-complex="14pt" style:font-weight-complex="normal"/>
    </style:style>
    <style:style style:name="P142" style:family="paragraph" style:parent-style-name="Standard">
      <style:text-properties fo:font-variant="normal" fo:text-transform="none" fo:color="#010200" style:font-name="Tahoma" fo:letter-spacing="normal" fo:font-style="normal" officeooo:paragraph-rsid="0023dd51"/>
    </style:style>
    <style:style style:name="P143" style:family="paragraph" style:parent-style-name="Standard">
      <style:text-properties fo:font-variant="normal" fo:text-transform="none" fo:color="#000000" style:font-name="Tahoma" fo:font-size="14pt" fo:letter-spacing="normal" fo:font-style="normal" fo:font-weight="normal" officeooo:paragraph-rsid="002f2c2f" style:font-size-asian="14pt" style:font-weight-asian="normal" style:font-size-complex="14pt" style:font-weight-complex="normal"/>
    </style:style>
    <style:style style:name="P144" style:family="paragraph" style:parent-style-name="Standard">
      <style:text-properties fo:font-variant="normal" fo:text-transform="none" fo:color="#000000" style:font-name="Tahoma" fo:font-size="14pt" fo:letter-spacing="normal" fo:font-style="normal" fo:font-weight="normal" officeooo:rsid="002f2c2f" officeooo:paragraph-rsid="002f2c2f" style:font-size-asian="14pt" style:font-weight-asian="normal" style:font-size-complex="14pt" style:font-weight-complex="normal"/>
    </style:style>
    <style:style style:name="T1" style:family="text">
      <style:text-properties officeooo:rsid="001addc1"/>
    </style:style>
    <style:style style:name="T2" style:family="text">
      <style:text-properties officeooo:rsid="001ff446"/>
    </style:style>
    <style:style style:name="T3" style:family="text">
      <style:text-properties fo:font-variant="normal" fo:text-transform="none" fo:color="#010200" fo:letter-spacing="normal" fo:font-style="normal"/>
    </style:style>
    <style:style style:name="T4" style:family="text">
      <style:text-properties fo:font-variant="normal" fo:text-transform="none" fo:color="#010200" fo:letter-spacing="normal" fo:font-style="normal" style:font-size-asian="14pt"/>
    </style:style>
    <style:style style:name="T5" style:family="text">
      <style:text-properties fo:font-variant="normal" fo:text-transform="none" fo:color="#010200" fo:letter-spacing="normal" fo:font-style="normal" officeooo:rsid="001addc1" style:font-size-asian="14pt"/>
    </style:style>
    <style:style style:name="T6" style:family="text">
      <style:text-properties fo:font-variant="normal" fo:text-transform="none" fo:color="#010200" fo:letter-spacing="normal" fo:font-style="normal" officeooo:rsid="001addc1"/>
    </style:style>
    <style:style style:name="T7" style:family="text">
      <style:text-properties fo:font-variant="normal" fo:text-transform="none" fo:color="#010200" fo:letter-spacing="normal" fo:font-style="normal" fo:font-weight="normal" style:font-size-asian="14pt" style:font-weight-asian="normal" style:font-weight-complex="normal"/>
    </style:style>
    <style:style style:name="T8" style:family="text">
      <style:text-properties fo:font-variant="normal" fo:text-transform="none" fo:color="#010200" fo:letter-spacing="normal" fo:font-style="normal" fo:font-weight="normal" officeooo:rsid="003484fb" style:font-size-asian="14pt" style:font-weight-asian="normal" style:font-weight-complex="normal"/>
    </style:style>
    <style:style style:name="T9" style:family="text">
      <style:text-properties fo:font-variant="normal" fo:text-transform="none" fo:color="#010200" fo:letter-spacing="normal" fo:font-style="normal" fo:font-weight="normal" officeooo:rsid="0039088c" style:font-size-asian="14pt" style:font-weight-asian="normal" style:font-weight-complex="normal"/>
    </style:style>
    <style:style style:name="T10" style:family="text">
      <style:text-properties fo:font-variant="normal" fo:text-transform="none" fo:color="#010200" fo:letter-spacing="normal" fo:font-style="normal" fo:font-weight="normal" officeooo:rsid="003e61b1" style:font-size-asian="14pt" style:font-weight-asian="normal" style:font-weight-complex="normal"/>
    </style:style>
    <style:style style:name="T11" style:family="text">
      <style:text-properties fo:font-variant="normal" fo:text-transform="none" fo:color="#010200" fo:letter-spacing="normal" fo:font-style="normal" fo:font-weight="normal" officeooo:rsid="00401efe" style:font-size-asian="14pt" style:font-weight-asian="normal" style:font-weight-complex="normal"/>
    </style:style>
    <style:style style:name="T12" style:family="text">
      <style:text-properties fo:font-variant="normal" fo:text-transform="none" fo:color="#010200" fo:letter-spacing="normal" fo:font-style="normal" fo:font-weight="normal" officeooo:rsid="004373fc" style:font-size-asian="14pt" style:font-weight-asian="normal" style:font-weight-complex="normal"/>
    </style:style>
    <style:style style:name="T13" style:family="text">
      <style:text-properties fo:font-variant="normal" fo:text-transform="none" fo:color="#010200" fo:letter-spacing="normal" fo:font-style="normal" fo:font-weight="normal" officeooo:rsid="00479d4b" style:font-size-asian="14pt" style:font-weight-asian="normal" style:font-weight-complex="normal"/>
    </style:style>
    <style:style style:name="T14" style:family="text">
      <style:text-properties fo:font-variant="normal" fo:text-transform="none" fo:color="#010200" fo:letter-spacing="normal" fo:font-style="normal" fo:font-weight="normal" officeooo:rsid="004c1e6a" style:font-size-asian="14pt" style:font-weight-asian="normal" style:font-weight-complex="normal"/>
    </style:style>
    <style:style style:name="T15" style:family="text">
      <style:text-properties fo:font-variant="normal" fo:text-transform="none" fo:color="#010200" fo:letter-spacing="normal" fo:font-style="normal" fo:font-weight="normal" officeooo:rsid="004e376f" style:font-size-asian="14pt" style:font-weight-asian="normal" style:font-weight-complex="normal"/>
    </style:style>
    <style:style style:name="T16" style:family="text">
      <style:text-properties fo:font-variant="normal" fo:text-transform="none" fo:color="#010200" fo:letter-spacing="normal" fo:font-style="normal" fo:font-weight="normal" officeooo:rsid="004e91ca" style:font-size-asian="14pt" style:font-weight-asian="normal" style:font-weight-complex="normal"/>
    </style:style>
    <style:style style:name="T17" style:family="text">
      <style:text-properties fo:font-variant="normal" fo:text-transform="none" fo:color="#010200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fo:color="#010200" fo:letter-spacing="normal" fo:font-style="normal" fo:font-weight="normal" officeooo:rsid="001addc1" style:font-weight-asian="normal" style:font-weight-complex="normal"/>
    </style:style>
    <style:style style:name="T19" style:family="text">
      <style:text-properties fo:font-variant="normal" fo:text-transform="none" fo:color="#010200" fo:letter-spacing="normal" fo:font-style="normal" fo:font-weight="normal" officeooo:rsid="004e91ca" style:font-weight-asian="normal" style:font-weight-complex="normal"/>
    </style:style>
    <style:style style:name="T20" style:family="text">
      <style:text-properties fo:font-variant="normal" fo:text-transform="none" fo:color="#010200" style:font-name="Tahoma" fo:font-size="14pt" fo:letter-spacing="normal" fo:font-style="normal" officeooo:rsid="002f2c2f" style:font-size-asian="14pt" style:font-size-complex="14pt"/>
    </style:style>
    <style:style style:name="T21" style:family="text">
      <style:text-properties fo:font-variant="normal" fo:text-transform="none" fo:color="#010200" style:font-name="Tahoma" fo:font-size="14pt" fo:letter-spacing="normal" fo:font-style="normal" fo:font-weight="normal" officeooo:rsid="001addc1" style:font-size-asian="12.25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Tahoma" fo:font-size="14pt" fo:letter-spacing="normal" fo:font-style="normal" fo:font-weight="normal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Tahoma" fo:font-size="14pt" fo:letter-spacing="normal" fo:font-style="normal" style:text-underline-style="solid" style:text-underline-width="auto" style:text-underline-color="font-color" fo:font-weight="normal" fo:background-color="#ffffff" loext:char-shading-value="0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Tahoma" fo:font-size="14pt" fo:letter-spacing="normal" fo:font-style="normal" style:text-underline-style="none" fo:font-weight="normal" style:text-blinking="false" fo:background-color="#ffffff" loext:char-shading-value="0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fo:background-color="#ffffff" loext:char-shading-value="0" style:font-size-asian="14pt" style:font-weight-asian="normal" style:font-weight-complex="normal"/>
    </style:style>
    <style:style style:name="T26" style:family="text">
      <style:text-properties fo:font-variant="normal" fo:text-transform="none" fo:color="#000000" fo:letter-spacing="normal" fo:font-style="normal" fo:font-weight="normal" style:font-size-asian="14pt" style:font-weight-asian="normal" style:font-weight-complex="normal"/>
    </style:style>
    <style:style style:name="T27" style:family="text">
      <style:text-properties fo:color="#000000" style:font-name="Linux Libertine" fo:language="pl" fo:country="PL" fo:font-weight="normal"/>
    </style:style>
    <style:style style:name="T28" style:family="text">
      <style:text-properties fo:color="#000000" style:font-name="Linux Libertine" fo:language="pl" fo:country="PL" fo:font-weight="normal" officeooo:rsid="0050917a"/>
    </style:style>
    <style:style style:name="T29" style:family="text">
      <style:text-properties fo:color="#000000" style:font-name="Linux Libertine" fo:font-size="14pt" fo:language="pl" fo:country="PL" fo:font-weight="normal" style:font-size-asian="14pt" style:font-size-complex="14pt"/>
    </style:style>
    <style:style style:name="T30" style:family="text">
      <style:text-properties fo:color="#000000" style:font-name="Tahoma" fo:font-size="14pt" fo:language="pl" fo:country="PL" fo:font-weight="normal" style:font-size-asian="14pt" style:font-size-complex="14pt"/>
    </style:style>
    <style:style style:name="T31" style:family="text">
      <style:text-properties fo:font-size="14pt" officeooo:rsid="0023dd51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 którym roku odbyła się Bitwa o Anglię? (1 pkt)</text:p>
      <text:p text:style-name="P1"/>
      <text:p text:style-name="P1">a) w 1940r</text:p>
      <text:p text:style-name="P1">b) w 1945r</text:p>
      <text:p text:style-name="P1">c) w 1948r</text:p>
      <text:p text:style-name="P1"/>
      <text:p text:style-name="P1">Odp: a)</text:p>
      <text:p text:style-name="P1"/>
      <text:p text:style-name="P1">Na jakim terenie wydarzła się Bitwa o Anglię? (2 pkt)</text:p>
      <text:p text:style-name="P1"/>
      <text:p text:style-name="P1">a) Azji Wschodniej</text:p>
      <text:p text:style-name="P1">b) Ametyki Północnej</text:p>
      <text:p text:style-name="P1">c) Europy Zachodniej</text:p>
      <text:p text:style-name="P1"/>
      <text:p text:style-name="P1">Odp: c)</text:p>
      <text:p text:style-name="P1"/>
      <text:p text:style-name="P8">2. Które państw nie było na stronie konfliktu podczas Bitwy o Anglię? <text:span text:style-name="T1">(2 pkt)</text:span></text:p>
      <text:p text:style-name="P8"/>
      <text:p text:style-name="P8">a) Włochy </text:p>
      <text:p text:style-name="P8">b) Grecja</text:p>
      <text:p text:style-name="P8">c) Kanada</text:p>
      <text:p text:style-name="P8"/>
      <text:p text:style-name="P8">Odp: b)</text:p>
      <text:p text:style-name="P8"/>
      <text:p text:style-name="P10">Jaki był wynik podczas Bitwy o Anglię? <text:span text:style-name="T1">(1 pkt)</text:span></text:p>
      <text:p text:style-name="P10"/>
      <text:p text:style-name="P10">a) zwycięstwo Francji </text:p>
      <text:p text:style-name="P10">b) zwycięstwo Niemców</text:p>
      <text:p text:style-name="P10">c) zwycięzstwo Wielkiej Brytani i sojuszników</text:p>
      <text:p text:style-name="P10"/>
      <text:p text:style-name="P2">Odp: c)</text:p>
      <text:p text:style-name="P2"/>
      <text:p text:style-name="P11">3. Bitwa o Anglię była toczona na niemieckim lotnisku w: <text:span text:style-name="T1">(1 pkt)</text:span></text:p>
      <text:p text:style-name="P10"/>
      <text:p text:style-name="P10">a) Lubece</text:p>
      <text:p text:style-name="P10">b) Luffwaffe</text:p>
      <text:p text:style-name="P10">c) Berlinie</text:p>
      <text:p text:style-name="P10"/>
      <text:p text:style-name="P9">Odp: b)</text:p>
      <text:p text:style-name="P9"/>
      <text:p text:style-name="P12">Dokłada data rozpoczęcia Bitwy o Anglię to: <text:span text:style-name="T1">(2 pkt)</text:span></text:p>
      <text:p text:style-name="P12"/>
      <text:p text:style-name="P12">a) <text:span text:style-name="T2">10 lipiec</text:span></text:p>
      <text:p text:style-name="P13"><text:soft-page-break/>b) 15 maj</text:p>
      <text:p text:style-name="P13">c) 1 lipiec</text:p>
      <text:p text:style-name="P13"/>
      <text:p text:style-name="P3">Odp: a)</text:p>
      <text:p text:style-name="P14"/>
      <text:p text:style-name="P15">4. Podczas jednej z akcji Bitwy o Anglię Niemcy wycofali swoje jednostki lotnicze z tych rejonów i porzucili je na wschód włanczjąc je do planu Barbadosa: <text:span text:style-name="T1">(2 pkt)</text:span></text:p>
      <text:p text:style-name="P15"/>
      <text:p text:style-name="P15">a) prawda</text:p>
      <text:p text:style-name="P15">b) fałsz</text:p>
      <text:p text:style-name="P15"/>
      <text:p text:style-name="P4">Odp: a)</text:p>
      <text:p text:style-name="P4"/>
      <text:p text:style-name="P16">Po pokonaniu Francji co Adolf Hitler oczekiwał od Wielkiej Brytani że się wycofa i da wolną rękę mu do rządzenia Europą: <text:span text:style-name="T1">(1 pkt)</text:span></text:p>
      <text:p text:style-name="P16"/>
      <text:p text:style-name="P16">a) prawda</text:p>
      <text:p text:style-name="P16">b) fałsz</text:p>
      <text:p text:style-name="P16"/>
      <text:p text:style-name="P5">Odp: a)</text:p>
      <text:p text:style-name="P5"/>
      <text:p text:style-name="P17"><text:span text:style-name="T5">5. </text:span><text:span text:style-name="T4">Jaka dokładna data jest uważana dokładnie za koniec Bitwy o Anglię? </text:span><text:span text:style-name="T6">(1 pkt)</text:span></text:p>
      <text:p text:style-name="P59"/>
      <text:p text:style-name="P59">a) 10 paździenik</text:p>
      <text:p text:style-name="P59">b) 31 październik</text:p>
      <text:p text:style-name="P59">c) 10 listopad</text:p>
      <text:p text:style-name="P59"/>
      <text:p text:style-name="P60">Odp: b)</text:p>
      <text:p text:style-name="P60"/>
      <text:p text:style-name="P18"><text:span text:style-name="T4">Jak miał na imię marszałek które wydał ogólne dyrektywy dotyczące operacji Luftwaffe przeciwko Wielkiej Brytanii? </text:span><text:span text:style-name="T6">(2 pkt)</text:span></text:p>
      <text:p text:style-name="P64"/>
      <text:p text:style-name="P64">a) Adolf Hitler</text:p>
      <text:p text:style-name="P64">b) Hugh Dowling</text:p>
      <text:p text:style-name="P142"><text:span text:style-name="T31">c) </text:span><text:bookmark text:name="firstHeading"/><text:span text:style-name="T30">Hermann Göring</text:span></text:p>
      <text:p text:style-name="P64"/>
      <text:p text:style-name="P65">Odp: c)</text:p>
      <text:p text:style-name="P72"/>
      <text:p text:style-name="P19"/>
      <text:p text:style-name="P19"/>
      <text:p text:style-name="P19"/>
      <text:p text:style-name="P20"><text:soft-page-break/>6. W drugim tygodniu sierpnia podczas Bitwy o Anglię odbyło się szkolenie lotników. Ilu ich było? <text:span text:style-name="T6">(2 pkt)</text:span></text:p>
      <text:p text:style-name="P20"/>
      <text:p text:style-name="P20">a) 626</text:p>
      <text:p text:style-name="P20">b) 700</text:p>
      <text:p text:style-name="P20">c) 740</text:p>
      <text:p text:style-name="P20"/>
      <text:p text:style-name="P6">Odp: a)</text:p>
      <text:p text:style-name="P6"/>
      <text:p text:style-name="P20">Z ujścia jakiej rzeki wpłynoł na kanał La Manche duży konwój która jedno z państ zawsze atakowało z dużą siłą? <text:span text:style-name="T1">(1 pkt)</text:span></text:p>
      <text:p text:style-name="P20"/>
      <text:p text:style-name="P20">a) Wołgi</text:p>
      <text:p text:style-name="P20">b) Tamizy</text:p>
      <text:p text:style-name="P20">c) Dunaju</text:p>
      <text:p text:style-name="P20"/>
      <text:p text:style-name="P61">Odp: b)</text:p>
      <text:p text:style-name="P61"/>
      <text:p text:style-name="P21"><text:span text:style-name="T4">7. Wskaż dokładną datę kiedy na kanał na Manche wpłynoł duży konwój? </text:span><text:span text:style-name="T6">(1 pkt)</text:span></text:p>
      <text:p text:style-name="P73"/>
      <text:p text:style-name="P73">a) 15 sierpnia</text:p>
      <text:p text:style-name="P73">b) 8 sierpnia</text:p>
      <text:p text:style-name="P73">c) 1 sierpnia</text:p>
      <text:p text:style-name="P73"/>
      <text:p text:style-name="P62">Odp: b)</text:p>
      <text:p text:style-name="P62"/>
      <text:p text:style-name="P22"><text:span text:style-name="T4">Które państwo puściło duży konwój na kanał La Manche? </text:span><text:span text:style-name="T6">(2 pkt)</text:span></text:p>
      <text:p text:style-name="P78"/>
      <text:p text:style-name="P22"><text:span text:style-name="T6">a</text:span><text:span text:style-name="T3">) Czechosłowacja</text:span></text:p>
      <text:p text:style-name="P80">b) Francja</text:p>
      <text:p text:style-name="P80">c) Niemcy</text:p>
      <text:p text:style-name="P80"/>
      <text:p text:style-name="P66">Odp: c)</text:p>
      <text:p text:style-name="P66"/>
      <text:p text:style-name="P23"><text:span text:style-name="T4">8. Na 20 jednostek, ile zatoneło podczas dużego konwoju puszczonego na kanał la Manche? </text:span><text:span text:style-name="T6">(2 pkt)</text:span></text:p>
      <text:p text:style-name="P74"/>
      <text:p text:style-name="P74">a) 7</text:p>
      <text:p text:style-name="P74">b) 10</text:p>
      <text:p text:style-name="P74">c) 12</text:p>
      <text:p text:style-name="P74"/>
      <text:p text:style-name="P67">Odp: a)</text:p>
      <text:p text:style-name="P23"><text:soft-page-break/><text:span text:style-name="T4">Nad jakimi miastami Niemcy dokonali szereg lotów po ataku? </text:span><text:span text:style-name="T6">(1 pkt)</text:span></text:p>
      <text:p text:style-name="P79"/>
      <text:p text:style-name="P23"><text:span text:style-name="T6">a</text:span><text:span text:style-name="T3">) francuskimi</text:span></text:p>
      <text:p text:style-name="P81">b) brytyjskimi</text:p>
      <text:p text:style-name="P81">c) czechosłowacji</text:p>
      <text:p text:style-name="P81"/>
      <text:p text:style-name="P63">Odp: b)</text:p>
      <text:p text:style-name="P63"/>
      <text:p text:style-name="P24"><text:span text:style-name="T4">9. Które z miast zostało najbardziej dotkiętke w czasie bitwy? </text:span><text:span text:style-name="T6">(1 pkt)</text:span></text:p>
      <text:p text:style-name="P75"/>
      <text:p text:style-name="P75">a) Eastchurch</text:p>
      <text:p text:style-name="P75">b) Liverpool</text:p>
      <text:p text:style-name="P82">c) Sounthampton</text:p>
      <text:p text:style-name="P82"/>
      <text:p text:style-name="P68">Odp: c)</text:p>
      <text:p text:style-name="P68"/>
      <text:p text:style-name="P25"><text:span text:style-name="T4">Ile samolotów stracili napastnicy podczas bitw na portach w Weymouth i Porland? </text:span><text:span text:style-name="T6">(2 pkt)</text:span></text:p>
      <text:p text:style-name="P76"/>
      <text:p text:style-name="P76">a) około 35</text:p>
      <text:p text:style-name="P76">b) około 40</text:p>
      <text:p text:style-name="P76">c) około 50</text:p>
      <text:p text:style-name="P76"/>
      <text:p text:style-name="P69">Odp: a)</text:p>
      <text:p text:style-name="P69"/>
      <text:p text:style-name="P26"><text:span text:style-name="T4">10. Co zaatakawały samoloty brytyjskie z nocy 13/14 sierpnia? </text:span><text:span text:style-name="T6">(2 pkt)</text:span></text:p>
      <text:p text:style-name="P77"/>
      <text:p text:style-name="P77">a) związane z III Rzeszą Włochy</text:p>
      <text:p text:style-name="P77">b) Francje</text:p>
      <text:p text:style-name="P77">c) Norwegie</text:p>
      <text:p text:style-name="P77"/>
      <text:p text:style-name="P70">Odp: a)</text:p>
      <text:p text:style-name="P70"/>
      <text:p text:style-name="P27"><text:span text:style-name="T4">Które z państw było aktywne również w nocy z 13/14 sierpnia? </text:span><text:span text:style-name="T6">(1 pkt)</text:span></text:p>
      <text:p text:style-name="P83"/>
      <text:p text:style-name="P84">a) Grecja</text:p>
      <text:p text:style-name="P84">b) Dania</text:p>
      <text:p text:style-name="P84">c) Niemcy</text:p>
      <text:p text:style-name="P84"/>
      <text:p text:style-name="P71">Odp: c)</text:p>
      <text:p text:style-name="P71"/>
      <text:p text:style-name="P71"/>
      <text:p text:style-name="P71"/>
      <text:p text:style-name="P58"><text:soft-page-break/><text:span text:style-name="T20">11. Celem ataku brytyjczyków na Włochy było </text:span><text:span text:style-name="T22">zakłady zbrojeniowe w </text:span><text:a xlink:type="simple" xlink:href="https://pl.wikipedia.org/wiki/Mediolan" text:style-name="Internet_20_link" text:visited-style-name="Visited_20_Internet_20_Link">Mediolanie</text:a><text:span text:style-name="T24"> </text:span><text:span text:style-name="T22">i </text:span><text:a xlink:type="simple" xlink:href="https://pl.wikipedia.org/wiki/Turyn" text:style-name="Internet_20_link" text:visited-style-name="Visited_20_Internet_20_Link"><text:span text:style-name="T23">Turynie</text:span></text:a><text:span text:style-name="T22">. </text:span><text:span text:style-name="T21">(1 pkt)</text:span></text:p>
      <text:p text:style-name="P143"/>
      <text:p text:style-name="P144">a) prawda</text:p>
      <text:p text:style-name="P144">b) fałsz</text:p>
      <text:p text:style-name="P144"/>
      <text:p text:style-name="P85">Odp: a)</text:p>
      <text:p text:style-name="P85"/>
      <text:p text:style-name="P7"><text:span text:style-name="T26">Bilans walk z </text:span><text:a xlink:type="simple" xlink:href="https://pl.wikipedia.org/wiki/13_sierpnia" text:style-name="Internet_20_link" text:visited-style-name="Visited_20_Internet_20_Link">13 sierpnia</text:a><text:span text:style-name="T25"> </text:span><text:span text:style-name="T26">wyglądał dla RAF-u następująco: wykonano 700 lotów bojowych, zestrzelono 46 samolotów wroga, zginęło 13 pilotów, stracono tyle samo maszyn. </text:span><text:span text:style-name="T17">(2 pkt)</text:span></text:p>
      <text:p text:style-name="P124"/>
      <text:p text:style-name="P131">a) prawda</text:p>
      <text:p text:style-name="P131">b) fałsz</text:p>
      <text:p text:style-name="P85"/>
      <text:p text:style-name="P86">Odp: a)</text:p>
      <text:p text:style-name="P86"/>
      <text:p text:style-name="P28"><text:span text:style-name="T7">12. Ile było niemickich wszystkich flot powietrzych? </text:span><text:span text:style-name="T18">(2 pkt)</text:span></text:p>
      <text:p text:style-name="P98"/>
      <text:p text:style-name="P98">a) 5</text:p>
      <text:p text:style-name="P98">b) 10</text:p>
      <text:p text:style-name="P98">c) 2</text:p>
      <text:p text:style-name="P98"/>
      <text:p text:style-name="P87">Odp: c)</text:p>
      <text:p text:style-name="P87"/>
      <text:p text:style-name="P29"><text:span text:style-name="T7">Którego sierpnia po raz pierwszy z powodu złej pogody brały po raz pierwszy wszystkie niemieckie floty powietrzne? </text:span><text:span text:style-name="T18">(1 pkt)</text:span></text:p>
      <text:p text:style-name="P99"/>
      <text:p text:style-name="P99">a) 5</text:p>
      <text:p text:style-name="P99">b) 15</text:p>
      <text:p text:style-name="P99">c) 17</text:p>
      <text:p text:style-name="P99"/>
      <text:p text:style-name="P100">Odp: b)</text:p>
      <text:p text:style-name="P100"/>
      <text:p text:style-name="P31"><text:span text:style-name="T7">13. Które z lotnisk nie zostało ciężko uszkodzonych 15 sierpnia? </text:span><text:span text:style-name="T18">(1 pkt)</text:span></text:p>
      <text:p text:style-name="P103"/>
      <text:p text:style-name="P30"><text:span text:style-name="T7">a) </text:span><text:span text:style-name="T8">Hawkinge</text:span></text:p>
      <text:p text:style-name="P104">b) Porland</text:p>
      <text:p text:style-name="P104">c) Lympew</text:p>
      <text:p text:style-name="P104"/>
      <text:p text:style-name="P36"><text:span text:style-name="T7">Odp: b</text:span><text:span text:style-name="T11">) </text:span></text:p>
      <text:p text:style-name="P104"/>
      <text:p text:style-name="P104"/>
      <text:p text:style-name="P32"><text:soft-page-break/><text:span text:style-name="T7">Z floty powietrznej z Norwegii i Danii brały udział po raz pierwszy: </text:span><text:span text:style-name="T18">(2 pkt)</text:span></text:p>
      <text:p text:style-name="P105"/>
      <text:p text:style-name="P105">a) strzały</text:p>
      <text:p text:style-name="P105">b) maszyny nie tylko z 11 i 12 grupy myśliwskiej</text:p>
      <text:p text:style-name="P105">c) promy</text:p>
      <text:p text:style-name="P105"/>
      <text:p text:style-name="P101">Odp: b)</text:p>
      <text:p text:style-name="P101"/>
      <text:p text:style-name="P33"><text:span text:style-name="T7">14. </text:span><text:span text:style-name="T9">Ile polskich dywizjonów walczyło w składzie RAF w bitwie o Anglie? </text:span><text:span text:style-name="T18">(2 pkt)</text:span></text:p>
      <text:p text:style-name="P106"/>
      <text:p text:style-name="P107">a) 4</text:p>
      <text:p text:style-name="P107">b) 8</text:p>
      <text:p text:style-name="P107">c) 12</text:p>
      <text:p text:style-name="P107"/>
      <text:p text:style-name="P88">Odp: a)</text:p>
      <text:p text:style-name="P88"/>
      <text:p text:style-name="P34"><text:span text:style-name="T7">Ile było dywizjonów bombowych i myśliwskich? </text:span><text:span text:style-name="T18">(1 pkt)</text:span></text:p>
      <text:p text:style-name="P125"/>
      <text:p text:style-name="P34"><text:span text:style-name="T18">a</text:span><text:span text:style-name="T17">) 3 myśliwksie i 5 bombowych</text:span></text:p>
      <text:p text:style-name="P132">b) 2 myśliwkie i 2 bombowe</text:p>
      <text:p text:style-name="P132">c) 6 myśliwskie i 6 bombowych</text:p>
      <text:p text:style-name="P132"/>
      <text:p text:style-name="P102">Odp: b)</text:p>
      <text:p text:style-name="P102"/>
      <text:p text:style-name="P35"><text:span text:style-name="T7">15. Który z dywizjonów był najlepszy który brał udział w Bitwie o Anglie? </text:span><text:span text:style-name="T18">(1 pkt)</text:span></text:p>
      <text:p text:style-name="P126"/>
      <text:p text:style-name="P35"><text:span text:style-name="T18">a</text:span><text:span text:style-name="T17">) 300</text:span></text:p>
      <text:p text:style-name="P133">b) 302</text:p>
      <text:p text:style-name="P133">c) 303</text:p>
      <text:p text:style-name="P133"/>
      <text:p text:style-name="P89">Odp: c)</text:p>
      <text:p text:style-name="P89"/>
      <text:p text:style-name="P35"><text:span text:style-name="T7">W ilu fazach toczyła się Bitwa o Anglię? </text:span><text:span text:style-name="T18">(2 pkt)</text:span></text:p>
      <text:p text:style-name="P126"/>
      <text:p text:style-name="P36"><text:span text:style-name="T18">a</text:span><text:span text:style-name="T17">) 3</text:span></text:p>
      <text:p text:style-name="P134">b) 4</text:p>
      <text:p text:style-name="P134">c) 6</text:p>
      <text:p text:style-name="P134"/>
      <text:p text:style-name="P36"><text:span text:style-name="T7">Odp: b</text:span><text:span text:style-name="T11">)</text:span></text:p>
      <text:p text:style-name="P108"/>
      <text:p text:style-name="P108"/>
      <text:p text:style-name="P44"><text:soft-page-break/><text:span text:style-name="T7">16. Kto był pilotem a potem słynnym dowódcą dywizjonu 302? </text:span><text:span text:style-name="T18">(2 pkt)</text:span></text:p>
      <text:p text:style-name="P111"/>
      <text:p text:style-name="P111">a) Mieczysław Pawlikowski</text:p>
      <text:p text:style-name="P111">b) Marian Duryasz</text:p>
      <text:p text:style-name="P111">c) Stanisław Łokuwiecki</text:p>
      <text:p text:style-name="P111"/>
      <text:p text:style-name="P37"><text:span text:style-name="T7">Odp: b</text:span><text:span text:style-name="T11">)</text:span></text:p>
      <text:p text:style-name="P109"/>
      <text:p text:style-name="P45"><text:span text:style-name="T7">Ilu polskich pilotów wzieło udział w Bitwie o Anglie? </text:span><text:span text:style-name="T18">(1 pkt)</text:span></text:p>
      <text:p text:style-name="P112"/>
      <text:p text:style-name="P112">a) 144</text:p>
      <text:p text:style-name="P112">b) 150</text:p>
      <text:p text:style-name="P112">c) 200</text:p>
      <text:p text:style-name="P112"/>
      <text:p text:style-name="P90">Odp: a)</text:p>
      <text:p text:style-name="P90"/>
      <text:p text:style-name="P46"><text:span text:style-name="T7">17) Ile samolotów stracili Niemcy w trakcie Bitwy o Anglię? </text:span><text:span text:style-name="T18">(1 pkt)</text:span></text:p>
      <text:p text:style-name="P127"/>
      <text:p text:style-name="P46"><text:span text:style-name="T18">a</text:span><text:span text:style-name="T17">) 1733</text:span></text:p>
      <text:p text:style-name="P135">b) 1800</text:p>
      <text:p text:style-name="P135">c) 1400</text:p>
      <text:p text:style-name="P135"/>
      <text:p text:style-name="P91">Odp: a)</text:p>
      <text:p text:style-name="P91"/>
      <text:p text:style-name="P46"><text:span text:style-name="T7">Ile w sumie polacy zastrzelili niemieckich samolotów? </text:span><text:span text:style-name="T18">(2 pkt)</text:span></text:p>
      <text:p text:style-name="P127"/>
      <text:p text:style-name="P46"><text:span text:style-name="T18">a</text:span><text:span text:style-name="T17">) około 100</text:span></text:p>
      <text:p text:style-name="P135">b) około 170</text:p>
      <text:p text:style-name="P135">c) około 240</text:p>
      <text:p text:style-name="P135"/>
      <text:p text:style-name="P38"><text:span text:style-name="T7">Odp: b</text:span><text:span text:style-name="T12">)</text:span></text:p>
      <text:p text:style-name="P110"/>
      <text:p text:style-name="P47"><text:span text:style-name="T7">18. Bitwa o Anglię zakończyła się porażką Niemiec:</text:span><text:span text:style-name="T10"> </text:span><text:span text:style-name="T18">(2 pkt)</text:span></text:p>
      <text:p text:style-name="P113"/>
      <text:p text:style-name="P113">a) prawda</text:p>
      <text:p text:style-name="P113">b) fałsz</text:p>
      <text:p text:style-name="P113"/>
      <text:p text:style-name="P92">Odp: a)</text:p>
      <text:p text:style-name="P92"/>
      <text:p text:style-name="P47"><text:span text:style-name="T7">Znany aktor Mieczysław nie był lotnikiem w dywizjonach: </text:span><text:span text:style-name="T18">(1 pkt)</text:span></text:p>
      <text:p text:style-name="P113"/>
      <text:p text:style-name="P113">a) prawda</text:p>
      <text:p text:style-name="P113">b) fałsz</text:p>
      <text:p text:style-name="P113"><text:soft-page-break/>Odp: b)</text:p>
      <text:p text:style-name="P113"/>
      <text:p text:style-name="P48"><text:span text:style-name="T18">1</text:span><text:span text:style-name="T17">9. Kto powiedział słowa ,,nigdy w historii ludzkich konfliktów tak wielu nie zawdzięczało tak dużo tak nielicznym,,? </text:span><text:span text:style-name="T18">(1 pkt)</text:span></text:p>
      <text:p text:style-name="P136"/>
      <text:p text:style-name="P136">a) Mieczysław Pawlikowski</text:p>
      <text:p text:style-name="P136">b) Witold Łokuwiecki</text:p>
      <text:p text:style-name="P136">c) Winston Churchill</text:p>
      <text:p text:style-name="P93"/>
      <text:p text:style-name="P93">Odp: c)</text:p>
      <text:p text:style-name="P93"/>
      <text:p text:style-name="P49"><text:span text:style-name="T7">Ile samolotów stracili brytyjczycy? </text:span><text:span text:style-name="T18">(2 pkt)</text:span></text:p>
      <text:p text:style-name="P114"/>
      <text:p text:style-name="P114">a) 800</text:p>
      <text:p text:style-name="P114">b) 915</text:p>
      <text:p text:style-name="P114">c) 1000</text:p>
      <text:p text:style-name="P114"/>
      <text:p text:style-name="P39"><text:span text:style-name="T7">Odp: b</text:span><text:span text:style-name="T12">)</text:span></text:p>
      <text:p text:style-name="P115"/>
      <text:p text:style-name="P50"><text:span text:style-name="T12">2</text:span><text:span text:style-name="T7">0) Jaki był największy problem brytyjczyków w czasie Bitwy o Anglię? </text:span><text:span text:style-name="T18">(2 pkt)</text:span></text:p>
      <text:p text:style-name="P119"/>
      <text:p text:style-name="P119">a) brak statków</text:p>
      <text:p text:style-name="P119">b) brak doświatczonych pilotów</text:p>
      <text:p text:style-name="P119">c) brak chętnych do walki</text:p>
      <text:p text:style-name="P119"/>
      <text:p text:style-name="P40"><text:span text:style-name="T7">Odp: b</text:span><text:span text:style-name="T12">)</text:span></text:p>
      <text:p text:style-name="P119"/>
      <text:p text:style-name="P51"><text:span text:style-name="T7">W jakim okresie trwała pierwsza faza </text:span><text:span text:style-name="T13">Bi</text:span><text:span text:style-name="T7">twy o Anglię? </text:span><text:span text:style-name="T18">(1 pkt)</text:span></text:p>
      <text:p text:style-name="P120"/>
      <text:p text:style-name="P120">a) 10 lipiec - 7 sierpień 1940</text:p>
      <text:p text:style-name="P120">b) 1 sierpień - 2 wrzesień 1940</text:p>
      <text:p text:style-name="P120">c) 8 sierpień – 18 sierpnia 1940</text:p>
      <text:p text:style-name="P120"/>
      <text:p text:style-name="P94">Odp: c)</text:p>
      <text:p text:style-name="P136"/>
      <text:p text:style-name="P52"><text:span text:style-name="T17">21. W jakim okresie trwała druga faza Bitwy o Anglię? </text:span><text:span text:style-name="T18">(2 pkt)</text:span></text:p>
      <text:p text:style-name="P128"/>
      <text:p text:style-name="P52"><text:span text:style-name="T18">a</text:span><text:span text:style-name="T17">) 19 sieprnia – 5 września 1940</text:span></text:p>
      <text:p text:style-name="P137">b) 4 września – 15 października 1940</text:p>
      <text:p text:style-name="P137">c) 8 sierpnia – 3 listopada 1940</text:p>
      <text:p text:style-name="P137"/>
      <text:p text:style-name="P95">Odp: a)</text:p>
      <text:p text:style-name="P52"><text:soft-page-break/><text:span text:style-name="T7">Co nadleciało rano 24 sierpnia nad Drover? </text:span><text:span text:style-name="T18">(2 pkt)</text:span></text:p>
      <text:p text:style-name="P128"/>
      <text:p text:style-name="P53"><text:span text:style-name="T18">a</text:span><text:span text:style-name="T17">) duża formacja samolotów francuskich</text:span></text:p>
      <text:p text:style-name="P138">b) duża formacja samolotów niemieckich</text:p>
      <text:p text:style-name="P139">c) duża formacja samolotów francuskich i niemieckich</text:p>
      <text:p text:style-name="P139"/>
      <text:p text:style-name="P41"><text:span text:style-name="T7">Odp: b</text:span><text:span text:style-name="T12">)</text:span></text:p>
      <text:p text:style-name="P116"/>
      <text:p text:style-name="P54"><text:span text:style-name="T12">2</text:span><text:span text:style-name="T7">2. </text:span><text:span text:style-name="T14">W jakiej fazie zbombardowanie przypadkowych dzielnic Wielkiej Brytani spowodowało odwetowe na Berlin? </text:span><text:span text:style-name="T18">(2 pkt)</text:span></text:p>
      <text:p text:style-name="P121"/>
      <text:p text:style-name="P122">a) druga</text:p>
      <text:p text:style-name="P122">b) trzecia</text:p>
      <text:p text:style-name="P122">c) czwarta</text:p>
      <text:p text:style-name="P122"/>
      <text:p text:style-name="P42"><text:span text:style-name="T7">Odp: b</text:span><text:span text:style-name="T12">)</text:span></text:p>
      <text:p text:style-name="P117"/>
      <text:p text:style-name="P55"><text:span text:style-name="T12">C</text:span><text:span text:style-name="T7">o rozkazał </text:span><text:span text:style-name="T15">w rezultacie Hitler ataku na Berlin? </text:span><text:span text:style-name="T18">(1 pkt)</text:span></text:p>
      <text:p text:style-name="P122"/>
      <text:p text:style-name="P123">a) podjęcie nalotów na cele cywilne na Wyspach Brytyjskich</text:p>
      <text:p text:style-name="P123">b) poddać się</text:p>
      <text:p text:style-name="P123">c) obie odpowiedzi są błędne</text:p>
      <text:p text:style-name="P123"/>
      <text:p text:style-name="P96">Odp: a)</text:p>
      <text:p text:style-name="P96"/>
      <text:p text:style-name="P56"><text:span text:style-name="T7">23. Kt</text:span><text:span text:style-name="T16">o nie był </text:span><text:span text:style-name="T7">asem o bitwę w III Rzeszy w czasie Bitwy o Anglię? </text:span><text:span text:style-name="T18">(1 pkt)</text:span></text:p>
      <text:p text:style-name="P129"/>
      <text:p text:style-name="P56"><text:span text:style-name="T18">a</text:span><text:span text:style-name="T17">) </text:span><text:span text:style-name="T19">Ernest Ott</text:span></text:p>
      <text:p text:style-name="P140">b) George Hippel</text:p>
      <text:p text:style-name="P140">c) Brian Carbury</text:p>
      <text:p text:style-name="P140"/>
      <text:p text:style-name="P97">Odp: c)</text:p>
      <text:p text:style-name="P97"/>
      <text:p text:style-name="P57"><text:span text:style-name="T7">Ile samolotów zbombardowało 8 pażdzienika stolicę Wielkiej Brytanii? </text:span><text:span text:style-name="T18">(2 pkt)</text:span></text:p>
      <text:p text:style-name="P130"/>
      <text:p text:style-name="P57"><text:span text:style-name="T18">a</text:span><text:span text:style-name="T17">) 170</text:span></text:p>
      <text:p text:style-name="P141">b) 150</text:p>
      <text:p text:style-name="P141">c) 100</text:p>
      <text:p text:style-name="P141"/>
      <text:p text:style-name="P43"><text:span text:style-name="T7">Odp: b</text:span><text:span text:style-name="T12">)</text:span></text:p>
      <text:p text:style-name="P118"/>
      <text:p text:style-name="P118"/>
      <text:p text:style-name="P118"/>
      <text:p text:style-name="P57"><text:soft-page-break/><text:span text:style-name="T12">2</text:span><text:span text:style-name="T7">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Tahoma2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6M7S</meta:editing-duration>
    <meta:editing-cycles>54</meta:editing-cycles>
    <meta:generator>LibreOffice/5.2.7.2$Windows_X86_64 LibreOffice_project/2b7f1e640c46ceb28adf43ee075a6e8b8439ed10</meta:generator>
    <dc:date>2017-11-03T09:39:47.142000000</dc:date>
    <meta:document-statistic meta:table-count="0" meta:image-count="0" meta:object-count="0" meta:page-count="10" meta:paragraph-count="225" meta:word-count="1091" meta:character-count="5789" meta:non-whitespace-character-count="4916"/>
    <meta:user-defined meta:name="Info 1"/>
    <meta:user-defined meta:name="Info 2"/>
    <meta:user-defined meta:name="Info 3"/>
    <meta:user-defined meta:name="Info 4"/>
  </office:meta>
</office:document-meta>
</file>